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cd6" officeooo:paragraph-rsid="0015a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pper Assist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7T23:25:46.567539284</meta:creation-date>
    <dc:date>2026-05-07T23:25:59.730107349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5.8.6.2$Linux_X86_64 LibreOffice_project/a46b460d1686bb49c718d2ef5f88b83ff2dc4981</meta:generator>
  </office:meta>
</office:document-meta>
</file>